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Text_20_body">
      <style:text-properties officeooo:rsid="000da446" officeooo:paragraph-rsid="000da446"/>
    </style:style>
    <style:style style:name="P2" style:family="paragraph" style:parent-style-name="Text_20_body">
      <style:text-properties officeooo:rsid="000ec9ac" officeooo:paragraph-rsid="000ec9ac"/>
    </style:style>
    <style:style style:name="P3" style:family="paragraph" style:parent-style-name="Text_20_body">
      <style:text-properties officeooo:rsid="00104308" officeooo:paragraph-rsid="00104308"/>
    </style:style>
    <style:style style:name="P4" style:family="paragraph" style:parent-style-name="Text_20_body">
      <style:text-properties officeooo:rsid="00112c11" officeooo:paragraph-rsid="00112c11"/>
    </style:style>
    <style:style style:name="P5" style:family="paragraph" style:parent-style-name="Text_20_body">
      <style:text-properties officeooo:paragraph-rsid="00112c11"/>
    </style:style>
    <style:style style:name="P6" style:family="paragraph" style:parent-style-name="Text_20_body">
      <style:text-properties officeooo:rsid="001317e0" officeooo:paragraph-rsid="001317e0"/>
    </style:style>
    <style:style style:name="P7" style:family="paragraph" style:parent-style-name="Text_20_body">
      <style:text-properties officeooo:rsid="0013feb9" officeooo:paragraph-rsid="0013feb9"/>
    </style:style>
    <style:style style:name="P8" style:family="paragraph" style:parent-style-name="Text_20_body">
      <style:text-properties officeooo:rsid="0017ccf4" officeooo:paragraph-rsid="0017ccf4"/>
    </style:style>
    <style:style style:name="P9" style:family="paragraph" style:parent-style-name="Text_20_body">
      <style:text-properties officeooo:paragraph-rsid="0017ccf4"/>
    </style:style>
    <style:style style:name="P10" style:family="paragraph" style:parent-style-name="Text_20_body">
      <style:text-properties officeooo:paragraph-rsid="0018327a"/>
    </style:style>
    <style:style style:name="P11" style:family="paragraph" style:parent-style-name="Text_20_body">
      <style:text-properties officeooo:rsid="000e5c70" officeooo:paragraph-rsid="000e5c70"/>
    </style:style>
    <style:style style:name="P12" style:family="paragraph" style:parent-style-name="Text_20_body">
      <style:paragraph-properties fo:text-align="start" style:justify-single-word="false"/>
      <style:text-properties officeooo:paragraph-rsid="00274c06"/>
    </style:style>
    <style:style style:name="P13" style:family="paragraph" style:parent-style-name="Text_20_body">
      <style:paragraph-properties fo:text-align="start" style:justify-single-word="false"/>
      <style:text-properties officeooo:paragraph-rsid="00280141"/>
    </style:style>
    <style:style style:name="P14" style:family="paragraph" style:parent-style-name="Text_20_body">
      <style:paragraph-properties fo:text-align="start" style:justify-single-word="false"/>
      <style:text-properties officeooo:paragraph-rsid="0034e108"/>
    </style:style>
    <style:style style:name="P15" style:family="paragraph" style:parent-style-name="Text_20_body">
      <style:paragraph-properties fo:text-align="start" style:justify-single-word="false"/>
      <style:text-properties officeooo:paragraph-rsid="0038d46a"/>
    </style:style>
    <style:style style:name="P16" style:family="paragraph" style:parent-style-name="Text_20_body">
      <style:paragraph-properties fo:text-align="start" style:justify-single-word="false"/>
      <style:text-properties officeooo:paragraph-rsid="003e20a0"/>
    </style:style>
    <style:style style:name="P17" style:family="paragraph" style:parent-style-name="Text_20_body">
      <style:paragraph-properties fo:text-align="start" style:justify-single-word="false"/>
      <style:text-properties officeooo:paragraph-rsid="00401bd9"/>
    </style:style>
    <style:style style:name="P18" style:family="paragraph" style:parent-style-name="Text_20_body">
      <style:paragraph-properties fo:text-align="start" style:justify-single-word="false"/>
      <style:text-properties officeooo:paragraph-rsid="00500046"/>
    </style:style>
    <style:style style:name="P19" style:family="paragraph" style:parent-style-name="Text_20_body">
      <style:paragraph-properties fo:text-align="start" style:justify-single-word="false"/>
      <style:text-properties officeooo:paragraph-rsid="00225d9a"/>
    </style:style>
    <style:style style:name="P20" style:family="paragraph" style:parent-style-name="Text_20_body">
      <style:paragraph-properties fo:text-align="start" style:justify-single-word="false"/>
      <style:text-properties officeooo:paragraph-rsid="0059adc9"/>
    </style:style>
    <style:style style:name="P21" style:family="paragraph" style:parent-style-name="Text_20_body">
      <style:paragraph-properties fo:text-align="start" style:justify-single-word="false"/>
      <style:text-properties officeooo:paragraph-rsid="005b5b2e"/>
    </style:style>
    <style:style style:name="P22" style:family="paragraph" style:parent-style-name="Text_20_body">
      <style:paragraph-properties fo:text-align="start" style:justify-single-word="false"/>
      <style:text-properties officeooo:paragraph-rsid="00740e00"/>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text-properties officeooo:rsid="00437017" officeooo:paragraph-rsid="00437017"/>
    </style:style>
    <style:style style:name="P25" style:family="paragraph" style:parent-style-name="Text_20_body">
      <style:paragraph-properties fo:text-align="start" style:justify-single-word="false"/>
      <style:text-properties officeooo:rsid="005016f8" officeooo:paragraph-rsid="005016f8"/>
    </style:style>
    <style:style style:name="P26" style:family="paragraph" style:parent-style-name="Text_20_body">
      <style:paragraph-properties fo:text-align="start" style:justify-single-word="false"/>
      <style:text-properties fo:font-weight="normal" officeooo:rsid="00543671" officeooo:paragraph-rsid="00543671" style:font-weight-asian="normal" style:font-weight-complex="normal"/>
    </style:style>
    <style:style style:name="P27" style:family="paragraph" style:parent-style-name="Text_20_body">
      <style:paragraph-properties fo:text-align="start" style:justify-single-word="false"/>
      <style:text-properties fo:font-weight="normal" officeooo:rsid="0054c307" officeooo:paragraph-rsid="0054c307" style:font-weight-asian="normal" style:font-weight-complex="normal"/>
    </style:style>
    <style:style style:name="P28" style:family="paragraph" style:parent-style-name="Text_20_body">
      <style:paragraph-properties fo:text-align="start" style:justify-single-word="false"/>
      <style:text-properties fo:font-weight="normal" officeooo:rsid="00576127" officeooo:paragraph-rsid="00576127" style:font-weight-asian="normal" style:font-weight-complex="normal"/>
    </style:style>
    <style:style style:name="P29" style:family="paragraph" style:parent-style-name="Text_20_body">
      <style:paragraph-properties fo:text-align="start" style:justify-single-word="false"/>
      <style:text-properties fo:font-weight="normal" officeooo:rsid="0057e02a" officeooo:paragraph-rsid="0057e02a" style:font-weight-asian="normal" style:font-weight-complex="normal"/>
    </style:style>
    <style:style style:name="P30" style:family="paragraph" style:parent-style-name="Text_20_body">
      <style:paragraph-properties fo:text-align="start" style:justify-single-word="false"/>
      <style:text-properties fo:font-weight="normal" officeooo:rsid="0069fc3c" officeooo:paragraph-rsid="0069fc3c" style:font-weight-asian="normal" style:font-weight-complex="normal"/>
    </style:style>
    <style:style style:name="P31" style:family="paragraph" style:parent-style-name="Text_20_body">
      <style:paragraph-properties fo:text-align="start" style:justify-single-word="false"/>
      <style:text-properties fo:font-weight="normal" officeooo:rsid="00280141" officeooo:paragraph-rsid="00543671" style:font-weight-asian="normal" style:font-weight-complex="normal"/>
    </style:style>
    <style:style style:name="P32" style:family="paragraph" style:parent-style-name="Text_20_body">
      <style:text-properties fo:font-weight="normal" officeooo:rsid="009d387e" officeooo:paragraph-rsid="009d387e" style:font-weight-asian="normal" style:font-weight-complex="normal"/>
    </style:style>
    <style:style style:name="P33" style:family="paragraph" style:parent-style-name="Text_20_body">
      <style:text-properties fo:font-weight="normal" officeooo:rsid="009f370e" officeooo:paragraph-rsid="009f370e" style:font-weight-asian="normal" style:font-weight-complex="normal"/>
    </style:style>
    <style:style style:name="P34" style:family="paragraph" style:parent-style-name="Text_20_body">
      <style:text-properties fo:font-weight="normal" officeooo:rsid="00a10c33" officeooo:paragraph-rsid="00a10c33" style:font-weight-asian="normal" style:font-weight-complex="normal"/>
    </style:style>
    <style:style style:name="P35" style:family="paragraph" style:parent-style-name="Text_20_body">
      <style:text-properties fo:font-weight="normal" officeooo:rsid="00a1ffd4" officeooo:paragraph-rsid="00a1ffd4" style:font-weight-asian="normal" style:font-weight-complex="normal"/>
    </style:style>
    <style:style style:name="P36" style:family="paragraph" style:parent-style-name="Text_20_body">
      <style:text-properties fo:font-weight="normal" officeooo:rsid="00acb5d2" officeooo:paragraph-rsid="00acb5d2" style:font-weight-asian="normal" style:font-weight-complex="normal"/>
    </style:style>
    <style:style style:name="P37" style:family="paragraph" style:parent-style-name="Text_20_body">
      <style:paragraph-properties fo:text-align="center" style:justify-single-word="false"/>
      <style:text-properties fo:font-weight="normal" officeooo:rsid="0082513e" style:font-weight-asian="normal" style:font-weight-complex="normal"/>
    </style:style>
    <style:style style:name="P38" style:family="paragraph" style:parent-style-name="Text_20_body">
      <style:text-properties fo:font-weight="normal" officeooo:rsid="00997dfb" officeooo:paragraph-rsid="009b3604" style:font-weight-asian="normal" style:font-weight-complex="normal"/>
    </style:style>
    <style:style style:name="P39" style:family="paragraph" style:parent-style-name="Text_20_body">
      <style:text-properties fo:font-weight="normal" officeooo:rsid="00bee8f0" officeooo:paragraph-rsid="00bee8f0" style:font-weight-asian="normal" style:font-weight-complex="normal"/>
    </style:style>
    <style:style style:name="P40" style:family="paragraph" style:parent-style-name="Text_20_body">
      <style:text-properties fo:font-weight="normal" officeooo:rsid="00c1e476" officeooo:paragraph-rsid="00c1e476" style:font-weight-asian="normal" style:font-weight-complex="normal"/>
    </style:style>
    <style:style style:name="P41" style:family="paragraph" style:parent-style-name="Text_20_body">
      <style:paragraph-properties fo:text-align="start" style:justify-single-word="false"/>
      <style:text-properties officeooo:rsid="00658883" officeooo:paragraph-rsid="00658883"/>
    </style:style>
    <style:style style:name="P42" style:family="paragraph" style:parent-style-name="Text_20_body">
      <style:paragraph-properties fo:text-align="start" style:justify-single-word="false"/>
      <style:text-properties officeooo:rsid="0068c404" officeooo:paragraph-rsid="0068c404"/>
    </style:style>
    <style:style style:name="P43" style:family="paragraph" style:parent-style-name="Text_20_body">
      <style:paragraph-properties fo:text-align="start" style:justify-single-word="false"/>
      <style:text-properties officeooo:rsid="007d740a" officeooo:paragraph-rsid="007d740a"/>
    </style:style>
    <style:style style:name="P44" style:family="paragraph" style:parent-style-name="Text_20_body">
      <style:paragraph-properties fo:text-align="start" style:justify-single-word="false"/>
      <style:text-properties officeooo:rsid="003ad0af" officeooo:paragraph-rsid="003ad0af"/>
    </style:style>
    <style:style style:name="P45" style:family="paragraph" style:parent-style-name="Text_20_body">
      <style:text-properties officeooo:paragraph-rsid="008f3e7d"/>
    </style:style>
    <style:style style:name="P46" style:family="paragraph" style:parent-style-name="Text_20_body">
      <style:text-properties officeooo:rsid="00978982" officeooo:paragraph-rsid="00978982"/>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weight="bold" officeooo:rsid="00a8d6e0" officeooo:paragraph-rsid="00a8d6e0" style:font-weight-asian="bold" style:font-weight-complex="bold"/>
    </style:style>
    <style:style style:name="P49" style:family="paragraph" style:parent-style-name="Text_20_body">
      <style:text-properties officeooo:rsid="00a3a838" officeooo:paragraph-rsid="00a3a838"/>
    </style:style>
    <style:style style:name="P50" style:family="paragraph" style:parent-style-name="Text_20_body">
      <style:text-properties officeooo:rsid="00a4ceb2" officeooo:paragraph-rsid="00a4ceb2"/>
    </style:style>
    <style:style style:name="P51" style:family="paragraph" style:parent-style-name="Text_20_body">
      <style:text-properties officeooo:rsid="00a746b8" officeooo:paragraph-rsid="00a746b8"/>
    </style:style>
    <style:style style:name="P52" style:family="paragraph" style:parent-style-name="Text_20_body">
      <style:text-properties officeooo:rsid="00a87b0d" officeooo:paragraph-rsid="00a87b0d"/>
    </style:style>
    <style:style style:name="P53" style:family="paragraph" style:parent-style-name="Text_20_body">
      <style:text-properties officeooo:paragraph-rsid="00acb5d2"/>
    </style:style>
    <style:style style:name="P54" style:family="paragraph" style:parent-style-name="Text_20_body">
      <style:text-properties officeooo:rsid="00bee8f0" officeooo:paragraph-rsid="00bee8f0"/>
    </style:style>
    <style:style style:name="P55" style:family="paragraph" style:parent-style-name="Text_20_body">
      <style:text-properties officeooo:paragraph-rsid="00c01904"/>
    </style:style>
    <style:style style:name="P56" style:family="paragraph" style:parent-style-name="Text_20_body">
      <style:text-properties officeooo:paragraph-rsid="00d742a6"/>
    </style:style>
    <style:style style:name="P57" style:family="paragraph" style:parent-style-name="Text_20_body">
      <style:text-properties officeooo:rsid="00dd3227" officeooo:paragraph-rsid="00dd3227"/>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Table_20_Contents">
      <style:text-properties officeooo:rsid="00caf6c4" officeooo:paragraph-rsid="00caf6c4"/>
    </style:style>
    <style:style style:name="P61" style:family="paragraph" style:parent-style-name="Heading_20_1" style:list-style-name=""/>
    <style:style style:name="P62" style:family="paragraph" style:parent-style-name="Heading_20_1" style:list-style-name="">
      <style:paragraph-properties fo:text-align="center" style:justify-single-word="false"/>
    </style:style>
    <style:style style:name="P63" style:family="paragraph" style:parent-style-name="Heading_20_1" style:list-style-name="">
      <style:paragraph-properties fo:text-align="center" style:justify-single-word="false"/>
      <style:text-properties fo:font-weight="bold" style:font-weight-asian="bold" style:font-weight-complex="bold"/>
    </style:style>
    <style:style style:name="P64" style:family="paragraph" style:parent-style-name="Heading_20_1">
      <style:paragraph-properties fo:text-align="center" style:justify-single-word="false" fo:break-before="page"/>
    </style:style>
    <style:style style:name="P65" style:family="paragraph" style:parent-style-name="Heading_20_1">
      <style:paragraph-properties fo:text-align="center" style:justify-single-word="false" fo:break-before="page"/>
      <style:text-properties fo:font-weight="bold" officeooo:paragraph-rsid="010a4b78" style:font-weight-asian="bold" style:font-weight-complex="bold"/>
    </style:style>
    <style:style style:name="P66" style:family="paragraph" style:parent-style-name="Heading_20_1">
      <style:paragraph-properties fo:text-align="center" style:justify-single-word="false" fo:break-before="page"/>
      <style:text-properties style:font-name="Liberation Sans" fo:font-size="18.2000007629395pt" fo:font-weight="bold" officeooo:rsid="011a250b" officeooo:paragraph-rsid="011a250b" style:font-name-asian="Noto Sans CJK SC" style:font-size-asian="18.2000007629395pt" style:font-weight-asian="bold" style:font-name-complex="Lohit Devanagari" style:font-size-complex="18.2000007629395pt" style:font-weight-complex="bold"/>
    </style:style>
    <style:style style:name="P67" style:family="paragraph" style:parent-style-name="Heading_20_2">
      <style:text-properties fo:font-weight="bold" style:font-weight-asian="bold" style:font-weight-complex="bold"/>
    </style:style>
    <style:style style:name="P68" style:family="paragraph" style:parent-style-name="Heading_20_2">
      <style:text-properties officeooo:paragraph-rsid="012584ff"/>
    </style:style>
    <style:style style:name="P69" style:family="paragraph" style:parent-style-name="Heading_20_2">
      <style:text-properties officeooo:paragraph-rsid="012e4bef"/>
    </style:style>
    <style:style style:name="P70" style:family="paragraph" style:parent-style-name="Text_20_body" style:list-style-name="L1">
      <style:text-properties officeooo:paragraph-rsid="0048ac76"/>
    </style:style>
    <style:style style:name="P71" style:family="paragraph" style:parent-style-name="Text_20_body" style:list-style-name="L1">
      <style:text-properties officeooo:rsid="0029dbee" officeooo:paragraph-rsid="0048ac76"/>
    </style:style>
    <style:style style:name="P72" style:family="paragraph" style:parent-style-name="Text_20_body" style:list-style-name="L1">
      <style:text-properties fo:font-weight="normal" officeooo:rsid="004892f1" officeooo:paragraph-rsid="0048ac76" style:font-weight-asian="normal" style:font-weight-complex="normal"/>
    </style:style>
    <style:style style:name="P73" style:family="paragraph" style:parent-style-name="Text_20_body" style:list-style-name="L1">
      <style:paragraph-properties fo:text-align="start" style:justify-single-word="false"/>
      <style:text-properties fo:font-weight="normal" officeooo:rsid="0069fc3c" officeooo:paragraph-rsid="0069fc3c" style:font-weight-asian="normal" style:font-weight-complex="normal"/>
    </style:style>
    <style:style style:name="P74" style:family="paragraph" style:parent-style-name="Text_20_body" style:list-style-name="L4">
      <style:paragraph-properties fo:text-align="start" style:justify-single-word="false"/>
      <style:text-properties fo:font-weight="normal" officeooo:rsid="0069fc3c" officeooo:paragraph-rsid="0069fc3c" style:font-weight-asian="normal" style:font-weight-complex="normal"/>
    </style:style>
    <style:style style:name="P75" style:family="paragraph" style:parent-style-name="Text_20_body" style:list-style-name="L3">
      <style:paragraph-properties fo:text-align="start" style:justify-single-word="false"/>
      <style:text-properties fo:font-weight="normal" officeooo:rsid="005b5b2e" officeooo:paragraph-rsid="005b5b2e" style:font-weight-asian="normal" style:font-weight-complex="normal"/>
    </style:style>
    <style:style style:name="P76" style:family="paragraph" style:parent-style-name="Text_20_body" style:list-style-name="L3">
      <style:paragraph-properties fo:text-align="start" style:justify-single-word="false"/>
      <style:text-properties fo:font-weight="normal" officeooo:rsid="005b5b2e" officeooo:paragraph-rsid="005c5e8f" style:font-weight-asian="normal" style:font-weight-complex="normal"/>
    </style:style>
    <style:style style:name="P77" style:family="paragraph" style:parent-style-name="Text_20_body" style:list-style-name="L3">
      <style:paragraph-properties fo:text-align="start" style:justify-single-word="false"/>
      <style:text-properties fo:font-weight="normal" officeooo:rsid="005c5e8f" officeooo:paragraph-rsid="005c5e8f" style:font-weight-asian="normal" style:font-weight-complex="normal"/>
    </style:style>
    <style:style style:name="P78" style:family="paragraph" style:parent-style-name="Text_20_body" style:list-style-name="L4">
      <style:paragraph-properties fo:text-align="start" style:justify-single-word="false"/>
      <style:text-properties fo:font-weight="normal" officeooo:rsid="006c93f9" officeooo:paragraph-rsid="006c93f9" style:font-weight-asian="normal" style:font-weight-complex="normal"/>
    </style:style>
    <style:style style:name="P79" style:family="paragraph" style:parent-style-name="Text_20_body" style:list-style-name="L4">
      <style:paragraph-properties fo:text-align="start" style:justify-single-word="false"/>
      <style:text-properties fo:font-weight="normal" officeooo:rsid="006e5c51" officeooo:paragraph-rsid="006e5c51" style:font-weight-asian="normal" style:font-weight-complex="normal"/>
    </style:style>
    <style:style style:name="P80" style:family="paragraph" style:parent-style-name="Text_20_body" style:list-style-name="L4">
      <style:paragraph-properties fo:text-align="start" style:justify-single-word="false"/>
      <style:text-properties fo:font-weight="normal" officeooo:rsid="00724888" officeooo:paragraph-rsid="00724888" style:font-weight-asian="normal" style:font-weight-complex="normal"/>
    </style:style>
    <style:style style:name="P81" style:family="paragraph" style:parent-style-name="Text_20_body" style:list-style-name="L5">
      <style:text-properties fo:font-weight="normal" officeooo:rsid="00a1ffd4" officeooo:paragraph-rsid="00a1ffd4" style:font-weight-asian="normal" style:font-weight-complex="normal"/>
    </style:style>
    <style:style style:name="P82" style:family="paragraph" style:parent-style-name="Text_20_body" style:list-style-name="L5">
      <style:text-properties fo:font-weight="normal" officeooo:rsid="00a3a838" officeooo:paragraph-rsid="00a3a838" style:font-weight-asian="normal" style:font-weight-complex="normal"/>
    </style:style>
    <style:style style:name="P83" style:family="paragraph" style:parent-style-name="Text_20_body" style:list-style-name="L6">
      <style:text-properties fo:font-weight="normal" officeooo:rsid="00ac19f8" officeooo:paragraph-rsid="00ac19f8" style:font-weight-asian="normal" style:font-weight-complex="normal"/>
    </style:style>
    <style:style style:name="P84" style:family="paragraph" style:parent-style-name="Text_20_body" style:list-style-name="L6">
      <style:text-properties fo:font-weight="normal" officeooo:rsid="00acb5d2" officeooo:paragraph-rsid="00acb5d2" style:font-weight-asian="normal" style:font-weight-complex="normal"/>
    </style:style>
    <style:style style:name="P85" style:family="paragraph" style:parent-style-name="Text_20_body" style:list-style-name="L7">
      <style:text-properties fo:font-weight="normal" officeooo:rsid="00c1e476" officeooo:paragraph-rsid="00c1e476" style:font-weight-asian="normal" style:font-weight-complex="normal"/>
    </style:style>
    <style:style style:name="P86" style:family="paragraph" style:parent-style-name="Text_20_body" style:list-style-name="L8">
      <style:text-properties fo:font-weight="normal" officeooo:rsid="00cc0630" officeooo:paragraph-rsid="00cc0630" style:font-weight-asian="normal" style:font-weight-complex="normal"/>
    </style:style>
    <style:style style:name="P87" style:family="paragraph" style:parent-style-name="Text_20_body" style:list-style-name="L9">
      <style:text-properties fo:font-weight="normal" officeooo:rsid="00cc0630" officeooo:paragraph-rsid="00dd9a17" style:font-weight-asian="normal" style:font-weight-complex="normal"/>
    </style:style>
    <style:style style:name="P88" style:family="paragraph" style:parent-style-name="Text_20_body">
      <style:text-properties fo:font-weight="normal" officeooo:rsid="010fba09" style:font-weight-asian="normal" style:font-weight-complex="normal"/>
    </style:style>
    <style:style style:name="P89" style:family="paragraph" style:parent-style-name="Text_20_body">
      <style:paragraph-properties fo:text-align="start" style:justify-single-word="false"/>
      <style:text-properties fo:font-weight="normal" style:font-weight-asian="normal" style:font-weight-complex="normal"/>
    </style:style>
    <style:style style:name="P90" style:family="paragraph" style:parent-style-name="Text_20_body" style:list-style-name="L10">
      <style:paragraph-properties fo:text-align="start" style:justify-single-word="false"/>
      <style:text-properties fo:font-weight="normal" officeooo:rsid="012584ff" officeooo:paragraph-rsid="012584ff" style:font-weight-asian="normal" style:font-weight-complex="normal"/>
    </style:style>
    <style:style style:name="P91" style:family="paragraph" style:parent-style-name="Text_20_body">
      <style:paragraph-properties fo:text-align="start" style:justify-single-word="false"/>
      <style:text-properties fo:font-weight="normal" officeooo:rsid="012584ff" officeooo:paragraph-rsid="012584ff" style:font-weight-asian="normal" style:font-weight-complex="normal"/>
    </style:style>
    <style:style style:name="P92" style:family="paragraph" style:parent-style-name="Text_20_body" style:list-style-name="L1">
      <style:text-properties officeooo:rsid="004d41d3" officeooo:paragraph-rsid="004d41d3"/>
    </style:style>
    <style:style style:name="P93" style:family="paragraph" style:parent-style-name="Text_20_body" style:list-style-name="L1">
      <style:paragraph-properties fo:text-align="start" style:justify-single-word="false"/>
      <style:text-properties officeooo:paragraph-rsid="00b56588"/>
    </style:style>
    <style:style style:name="P94" style:family="paragraph" style:parent-style-name="Text_20_body" style:list-style-name="L3">
      <style:paragraph-properties fo:text-align="start" style:justify-single-word="false"/>
      <style:text-properties officeooo:paragraph-rsid="00658883"/>
    </style:style>
    <style:style style:name="P95" style:family="paragraph" style:parent-style-name="Text_20_body" style:list-style-name="L10">
      <style:paragraph-properties fo:text-align="start" style:justify-single-word="false"/>
      <style:text-properties officeooo:paragraph-rsid="012584ff"/>
    </style:style>
    <style:style style:name="P96" style:family="paragraph" style:parent-style-name="Text_20_body" style:list-style-name="L1">
      <style:paragraph-properties fo:text-align="start" style:justify-single-word="false"/>
      <style:text-properties officeooo:rsid="00c1eb63" officeooo:paragraph-rsid="00c1eb63"/>
    </style:style>
    <style:style style:name="P97" style:family="paragraph" style:parent-style-name="Text_20_body" style:list-style-name="L2">
      <style:paragraph-properties fo:text-align="start" style:justify-single-word="false"/>
      <style:text-properties officeooo:rsid="0013feb9" officeooo:paragraph-rsid="0013feb9"/>
    </style:style>
    <style:style style:name="P98" style:family="paragraph" style:parent-style-name="Text_20_body" style:list-style-name="L2">
      <style:paragraph-properties fo:text-align="start" style:justify-single-word="false"/>
      <style:text-properties officeooo:rsid="0014fef2" officeooo:paragraph-rsid="0014fef2"/>
    </style:style>
    <style:style style:name="P99" style:family="paragraph" style:parent-style-name="Text_20_body" style:list-style-name="L6">
      <style:text-properties officeooo:rsid="00acb5d2" officeooo:paragraph-rsid="00acb5d2"/>
    </style:style>
    <style:style style:name="P100" style:family="paragraph" style:parent-style-name="Text_20_body" style:list-style-name="L7">
      <style:text-properties officeooo:rsid="00c6b238" officeooo:paragraph-rsid="00c6b238"/>
    </style:style>
    <style:style style:name="P101" style:family="paragraph" style:parent-style-name="Text_20_body" style:list-style-name="L8">
      <style:text-properties officeooo:paragraph-rsid="00cc0630"/>
    </style:style>
    <style:style style:name="P102" style:family="paragraph" style:parent-style-name="Text_20_body" style:list-style-name="L8">
      <style:text-properties officeooo:rsid="00ccd306" officeooo:paragraph-rsid="00ccd306"/>
    </style:style>
    <style:style style:name="P103" style:family="paragraph" style:parent-style-name="Text_20_body" style:list-style-name="L8">
      <style:text-properties officeooo:rsid="00d027f9" officeooo:paragraph-rsid="00d027f9"/>
    </style:style>
    <style:style style:name="P104" style:family="paragraph" style:parent-style-name="Text_20_body" style:list-style-name="L9">
      <style:text-properties officeooo:paragraph-rsid="00dd9a17"/>
    </style:style>
    <style:style style:name="P105" style:family="paragraph" style:parent-style-name="Text_20_body">
      <style:paragraph-properties fo:text-align="start" style:justify-single-word="false"/>
      <style:text-properties fo:font-weight="bold" officeooo:rsid="012b23ad" officeooo:paragraph-rsid="012b23ad" style:font-weight-asian="bold" style:font-weight-complex="bold"/>
    </style:style>
    <style:style style:name="P106" style:family="paragraph" style:parent-style-name="Text_20_body" style:list-style-name="L10">
      <style:paragraph-properties fo:text-align="start" style:justify-single-word="false"/>
      <style:text-properties officeooo:rsid="012584ff" officeooo:paragraph-rsid="012584ff"/>
    </style:style>
    <style:style style:name="P107" style:family="paragraph" style:parent-style-name="Text_20_body">
      <style:text-properties officeooo:rsid="012de74a" officeooo:paragraph-rsid="012de74a"/>
    </style:style>
    <style:style style:name="P108" style:family="paragraph" style:parent-style-name="Text_20_body">
      <style:text-properties officeooo:rsid="012e4bef" officeooo:paragraph-rsid="012e4bef"/>
    </style:style>
    <style:style style:name="P109" style:family="paragraph" style:parent-style-name="Text_20_body">
      <style:paragraph-properties fo:text-align="center" style:justify-single-word="false"/>
      <style:text-properties officeooo:rsid="01314e66" officeooo:paragraph-rsid="01314e66"/>
    </style:style>
    <style:style style:name="T1" style:family="text">
      <style:text-properties fo:font-weight="bold" style:font-weight-asian="bold" style:font-weight-complex="bold"/>
    </style:style>
    <style:style style:name="T2" style:family="text">
      <style:text-properties fo:font-weight="bold" officeooo:rsid="008f3e7d" style:font-weight-asian="bold" style:font-weight-complex="bold"/>
    </style:style>
    <style:style style:name="T3" style:family="text">
      <style:text-properties fo:font-weight="bold" officeooo:rsid="008facd7" style:font-weight-asian="bold" style:font-weight-complex="bold"/>
    </style:style>
    <style:style style:name="T4" style:family="text">
      <style:text-properties fo:font-weight="bold" officeooo:rsid="0090ff73" style:font-weight-asian="bold" style:font-weight-complex="bold"/>
    </style:style>
    <style:style style:name="T5" style:family="text">
      <style:text-properties fo:font-weight="bold" officeooo:rsid="00997dfb" style:font-weight-asian="bold" style:font-weight-complex="bold"/>
    </style:style>
    <style:style style:name="T6" style:family="text">
      <style:text-properties fo:font-weight="bold" officeooo:rsid="009b3604" style:font-weight-asian="bold" style:font-weight-complex="bold"/>
    </style:style>
    <style:style style:name="T7" style:family="text">
      <style:text-properties fo:font-weight="bold" officeooo:rsid="009cbe02" style:font-weight-asian="bold" style:font-weight-complex="bold"/>
    </style:style>
    <style:style style:name="T8" style:family="text">
      <style:text-properties fo:font-weight="bold" officeooo:rsid="00cc0630" style:font-weight-asian="bold" style:font-weight-complex="bold"/>
    </style:style>
    <style:style style:name="T9" style:family="text">
      <style:text-properties fo:font-weight="bold" officeooo:rsid="007fea29" style:font-weight-asian="bold" style:font-weight-complex="bold"/>
    </style:style>
    <style:style style:name="T10" style:family="text">
      <style:text-properties fo:font-weight="bold" officeooo:rsid="0082513e" style:font-weight-asian="bold" style:font-weight-complex="bold"/>
    </style:style>
    <style:style style:name="T11" style:family="text">
      <style:text-properties fo:font-weight="bold" officeooo:rsid="010b8e41" style:font-weight-asian="bold" style:font-weight-complex="bold"/>
    </style:style>
    <style:style style:name="T12" style:family="text">
      <style:text-properties fo:font-weight="bold" officeooo:rsid="010d2ea5" style:font-weight-asian="bold" style:font-weight-complex="bold"/>
    </style:style>
    <style:style style:name="T13" style:family="text">
      <style:text-properties fo:font-weight="bold" officeooo:rsid="010fba09" style:font-weight-asian="bold" style:font-weight-complex="bold"/>
    </style:style>
    <style:style style:name="T14" style:family="text">
      <style:text-properties fo:font-weight="bold" officeooo:rsid="012199ab" style:font-weight-asian="bold" style:font-weight-complex="bold"/>
    </style:style>
    <style:style style:name="T15" style:family="text">
      <style:text-properties officeooo:rsid="00112c11"/>
    </style:style>
    <style:style style:name="T16" style:family="text">
      <style:text-properties officeooo:rsid="00123a79"/>
    </style:style>
    <style:style style:name="T17" style:family="text">
      <style:text-properties officeooo:rsid="00138f92"/>
    </style:style>
    <style:style style:name="T18" style:family="text">
      <style:text-properties officeooo:rsid="0017ccf4"/>
    </style:style>
    <style:style style:name="T19" style:family="text">
      <style:text-properties officeooo:rsid="00182d3e"/>
    </style:style>
    <style:style style:name="T20" style:family="text">
      <style:text-properties officeooo:rsid="0018327a"/>
    </style:style>
    <style:style style:name="T21" style:family="text">
      <style:text-properties officeooo:rsid="0019c05b"/>
    </style:style>
    <style:style style:name="T22" style:family="text">
      <style:text-properties officeooo:rsid="001b45ac"/>
    </style:style>
    <style:style style:name="T23" style:family="text">
      <style:text-properties officeooo:rsid="00274c06"/>
    </style:style>
    <style:style style:name="T24" style:family="text">
      <style:text-properties officeooo:rsid="00278b2c"/>
    </style:style>
    <style:style style:name="T25" style:family="text">
      <style:text-properties officeooo:rsid="0027e195"/>
    </style:style>
    <style:style style:name="T26" style:family="text">
      <style:text-properties officeooo:rsid="00288c15"/>
    </style:style>
    <style:style style:name="T27" style:family="text">
      <style:text-properties fo:font-weight="normal" style:font-weight-asian="normal" style:font-weight-complex="normal"/>
    </style:style>
    <style:style style:name="T28" style:family="text">
      <style:text-properties fo:font-weight="normal" officeooo:rsid="00288c15" style:font-weight-asian="normal" style:font-weight-complex="normal"/>
    </style:style>
    <style:style style:name="T29" style:family="text">
      <style:text-properties fo:font-weight="normal" officeooo:rsid="00274c06" style:font-weight-asian="normal" style:font-weight-complex="normal"/>
    </style:style>
    <style:style style:name="T30" style:family="text">
      <style:text-properties fo:font-weight="normal" officeooo:rsid="003cf59e" style:font-weight-asian="normal" style:font-weight-complex="normal"/>
    </style:style>
    <style:style style:name="T31" style:family="text">
      <style:text-properties fo:font-weight="normal" officeooo:rsid="003e0226" style:font-weight-asian="normal" style:font-weight-complex="normal"/>
    </style:style>
    <style:style style:name="T32" style:family="text">
      <style:text-properties fo:font-weight="normal" officeooo:rsid="003e20a0" style:font-weight-asian="normal" style:font-weight-complex="normal"/>
    </style:style>
    <style:style style:name="T33" style:family="text">
      <style:text-properties fo:font-weight="normal" officeooo:rsid="00401bd9" style:font-weight-asian="normal" style:font-weight-complex="normal"/>
    </style:style>
    <style:style style:name="T34" style:family="text">
      <style:text-properties fo:font-weight="normal" officeooo:rsid="0042129d" style:font-weight-asian="normal" style:font-weight-complex="normal"/>
    </style:style>
    <style:style style:name="T35" style:family="text">
      <style:text-properties fo:font-weight="normal" officeooo:rsid="004734e0" style:font-weight-asian="normal" style:font-weight-complex="normal"/>
    </style:style>
    <style:style style:name="T36" style:family="text">
      <style:text-properties fo:font-weight="normal" officeooo:rsid="004892f1" style:font-weight-asian="normal" style:font-weight-complex="normal"/>
    </style:style>
    <style:style style:name="T37" style:family="text">
      <style:text-properties fo:font-weight="normal" officeooo:rsid="0059adc9" style:font-weight-asian="normal" style:font-weight-complex="normal"/>
    </style:style>
    <style:style style:name="T38" style:family="text">
      <style:text-properties fo:font-weight="normal" officeooo:rsid="0059d93c" style:font-weight-asian="normal" style:font-weight-complex="normal"/>
    </style:style>
    <style:style style:name="T39" style:family="text">
      <style:text-properties fo:font-weight="normal" officeooo:rsid="005b5b2e" style:font-weight-asian="normal" style:font-weight-complex="normal"/>
    </style:style>
    <style:style style:name="T40" style:family="text">
      <style:text-properties fo:font-weight="normal" officeooo:rsid="005c5e8f" style:font-weight-asian="normal" style:font-weight-complex="normal"/>
    </style:style>
    <style:style style:name="T41" style:family="text">
      <style:text-properties fo:font-weight="normal" officeooo:rsid="005c63b9" style:font-weight-asian="normal" style:font-weight-complex="normal"/>
    </style:style>
    <style:style style:name="T42" style:family="text">
      <style:text-properties fo:font-weight="normal" officeooo:rsid="00664f5e" style:font-weight-asian="normal" style:font-weight-complex="normal"/>
    </style:style>
    <style:style style:name="T43" style:family="text">
      <style:text-properties fo:font-weight="normal" officeooo:rsid="008f3e7d" style:font-weight-asian="normal" style:font-weight-complex="normal"/>
    </style:style>
    <style:style style:name="T44" style:family="text">
      <style:text-properties fo:font-weight="normal" officeooo:rsid="008facd7" style:font-weight-asian="normal" style:font-weight-complex="normal"/>
    </style:style>
    <style:style style:name="T45" style:family="text">
      <style:text-properties fo:font-weight="normal" officeooo:rsid="0090ff73" style:font-weight-asian="normal" style:font-weight-complex="normal"/>
    </style:style>
    <style:style style:name="T46" style:family="text">
      <style:text-properties fo:font-weight="normal" officeooo:rsid="0093d72e" style:font-weight-asian="normal" style:font-weight-complex="normal"/>
    </style:style>
    <style:style style:name="T47" style:family="text">
      <style:text-properties fo:font-weight="normal" officeooo:rsid="009420a6" style:font-weight-asian="normal" style:font-weight-complex="normal"/>
    </style:style>
    <style:style style:name="T48" style:family="text">
      <style:text-properties fo:font-weight="normal" officeooo:rsid="00997dfb" style:font-weight-asian="normal" style:font-weight-complex="normal"/>
    </style:style>
    <style:style style:name="T49" style:family="text">
      <style:text-properties fo:font-weight="normal" officeooo:rsid="009cbe02" style:font-weight-asian="normal" style:font-weight-complex="normal"/>
    </style:style>
    <style:style style:name="T50" style:family="text">
      <style:text-properties fo:font-weight="normal" officeooo:rsid="00ac19f8" style:font-weight-asian="normal" style:font-weight-complex="normal"/>
    </style:style>
    <style:style style:name="T51" style:family="text">
      <style:text-properties fo:font-weight="normal" officeooo:rsid="00acb5d2" style:font-weight-asian="normal" style:font-weight-complex="normal"/>
    </style:style>
    <style:style style:name="T52" style:family="text">
      <style:text-properties fo:font-weight="normal" officeooo:rsid="00ae0955" style:font-weight-asian="normal" style:font-weight-complex="normal"/>
    </style:style>
    <style:style style:name="T53" style:family="text">
      <style:text-properties fo:font-weight="normal" officeooo:rsid="00b33bfe" style:font-weight-asian="normal" style:font-weight-complex="normal"/>
    </style:style>
    <style:style style:name="T54" style:family="text">
      <style:text-properties fo:font-weight="normal" officeooo:rsid="0069fc3c" style:font-weight-asian="normal" style:font-weight-complex="normal"/>
    </style:style>
    <style:style style:name="T55" style:family="text">
      <style:text-properties fo:font-weight="normal" officeooo:rsid="00b56588" style:font-weight-asian="normal" style:font-weight-complex="normal"/>
    </style:style>
    <style:style style:name="T56" style:family="text">
      <style:text-properties fo:font-weight="normal" officeooo:rsid="00b67a55" style:font-weight-asian="normal" style:font-weight-complex="normal"/>
    </style:style>
    <style:style style:name="T57" style:family="text">
      <style:text-properties fo:font-weight="normal" officeooo:rsid="00b73c5a" style:font-weight-asian="normal" style:font-weight-complex="normal"/>
    </style:style>
    <style:style style:name="T58" style:family="text">
      <style:text-properties fo:font-weight="normal" officeooo:rsid="00b82149" style:font-weight-asian="normal" style:font-weight-complex="normal"/>
    </style:style>
    <style:style style:name="T59" style:family="text">
      <style:text-properties fo:font-weight="normal" officeooo:rsid="00bee8f0" style:font-weight-asian="normal" style:font-weight-complex="normal"/>
    </style:style>
    <style:style style:name="T60" style:family="text">
      <style:text-properties fo:font-weight="normal" officeooo:rsid="00bf5ab4" style:font-weight-asian="normal" style:font-weight-complex="normal"/>
    </style:style>
    <style:style style:name="T61" style:family="text">
      <style:text-properties fo:font-weight="normal" officeooo:rsid="00c01904" style:font-weight-asian="normal" style:font-weight-complex="normal"/>
    </style:style>
    <style:style style:name="T62" style:family="text">
      <style:text-properties fo:font-weight="normal" officeooo:rsid="00c1e476" style:font-weight-asian="normal" style:font-weight-complex="normal"/>
    </style:style>
    <style:style style:name="T63" style:family="text">
      <style:text-properties fo:font-weight="normal" officeooo:rsid="00c3d594" style:font-weight-asian="normal" style:font-weight-complex="normal"/>
    </style:style>
    <style:style style:name="T64" style:family="text">
      <style:text-properties fo:font-weight="normal" officeooo:rsid="00cc0630" style:font-weight-asian="normal" style:font-weight-complex="normal"/>
    </style:style>
    <style:style style:name="T65" style:family="text">
      <style:text-properties fo:font-weight="normal" officeooo:rsid="00ccd306" style:font-weight-asian="normal" style:font-weight-complex="normal"/>
    </style:style>
    <style:style style:name="T66" style:family="text">
      <style:text-properties fo:font-weight="normal" officeooo:rsid="00ce62a0" style:font-weight-asian="normal" style:font-weight-complex="normal"/>
    </style:style>
    <style:style style:name="T67" style:family="text">
      <style:text-properties fo:font-weight="normal" officeooo:rsid="010c57c1" style:font-weight-asian="normal" style:font-weight-complex="normal"/>
    </style:style>
    <style:style style:name="T68" style:family="text">
      <style:text-properties fo:font-weight="normal" officeooo:rsid="010fba09" style:font-weight-asian="normal" style:font-weight-complex="normal"/>
    </style:style>
    <style:style style:name="T69" style:family="text">
      <style:text-properties fo:font-weight="normal" officeooo:rsid="011523cb" style:font-weight-asian="normal" style:font-weight-complex="normal"/>
    </style:style>
    <style:style style:name="T70" style:family="text">
      <style:text-properties fo:font-weight="normal" officeooo:rsid="012584ff" style:font-weight-asian="normal" style:font-weight-complex="normal"/>
    </style:style>
    <style:style style:name="T71" style:family="text">
      <style:text-properties fo:font-weight="normal" officeooo:rsid="012cde68" style:font-weight-asian="normal" style:font-weight-complex="normal"/>
    </style:style>
    <style:style style:name="T72" style:family="text">
      <style:text-properties fo:font-weight="normal" officeooo:rsid="012f5ad6" style:font-weight-asian="normal" style:font-weight-complex="normal"/>
    </style:style>
    <style:style style:name="T73" style:family="text">
      <style:text-properties officeooo:rsid="002f8d0b"/>
    </style:style>
    <style:style style:name="T74" style:family="text">
      <style:text-properties officeooo:rsid="0030730e"/>
    </style:style>
    <style:style style:name="T75" style:family="text">
      <style:text-properties officeooo:rsid="003225a8"/>
    </style:style>
    <style:style style:name="T76" style:family="text">
      <style:text-properties officeooo:rsid="0032b149"/>
    </style:style>
    <style:style style:name="T77" style:family="text">
      <style:text-properties officeooo:rsid="0033a18d"/>
    </style:style>
    <style:style style:name="T78" style:family="text">
      <style:text-properties officeooo:rsid="0034e108"/>
    </style:style>
    <style:style style:name="T79" style:family="text">
      <style:text-properties officeooo:rsid="0036c809"/>
    </style:style>
    <style:style style:name="T80" style:family="text">
      <style:text-properties officeooo:rsid="0037159c"/>
    </style:style>
    <style:style style:name="T81" style:family="text">
      <style:text-properties officeooo:rsid="0038d46a"/>
    </style:style>
    <style:style style:name="T82" style:family="text">
      <style:text-properties officeooo:rsid="0039f6e7"/>
    </style:style>
    <style:style style:name="T83" style:family="text">
      <style:text-properties officeooo:rsid="003cf59e"/>
    </style:style>
    <style:style style:name="T84" style:family="text">
      <style:text-properties officeooo:rsid="000be4be"/>
    </style:style>
    <style:style style:name="T85" style:family="text">
      <style:text-properties officeooo:rsid="00225d9a"/>
    </style:style>
    <style:style style:name="T86" style:family="text">
      <style:text-properties officeooo:rsid="00557b02"/>
    </style:style>
    <style:style style:name="T87" style:family="text">
      <style:text-properties officeooo:rsid="005637d2"/>
    </style:style>
    <style:style style:name="T88" style:family="text">
      <style:text-properties officeooo:rsid="0059adc9"/>
    </style:style>
    <style:style style:name="T89" style:family="text">
      <style:text-properties officeooo:rsid="00740e00"/>
    </style:style>
    <style:style style:name="T90" style:family="text">
      <style:text-properties officeooo:rsid="007965bb"/>
    </style:style>
    <style:style style:name="T91" style:family="text">
      <style:text-properties officeooo:rsid="0079eb6a"/>
    </style:style>
    <style:style style:name="T92" style:family="text">
      <style:text-properties officeooo:rsid="007b9702"/>
    </style:style>
    <style:style style:name="T93" style:family="text">
      <style:text-properties officeooo:rsid="008f3e7d"/>
    </style:style>
    <style:style style:name="T94" style:family="text">
      <style:text-properties officeooo:rsid="00997dfb"/>
    </style:style>
    <style:style style:name="T95" style:family="text">
      <style:text-properties officeooo:rsid="009b3604"/>
    </style:style>
    <style:style style:name="T96" style:family="text">
      <style:text-properties officeooo:rsid="00a10c33"/>
    </style:style>
    <style:style style:name="T97" style:family="text">
      <style:text-properties officeooo:rsid="00a16502"/>
    </style:style>
    <style:style style:name="T98" style:family="text">
      <style:text-properties officeooo:rsid="00a649dd"/>
    </style:style>
    <style:style style:name="T99" style:family="text">
      <style:text-properties officeooo:rsid="00a80e63"/>
    </style:style>
    <style:style style:name="T100" style:family="text">
      <style:text-properties officeooo:rsid="00a82b1e"/>
    </style:style>
    <style:style style:name="T101" style:family="text">
      <style:text-properties officeooo:rsid="00ab1ffa"/>
    </style:style>
    <style:style style:name="T102" style:family="text">
      <style:text-properties officeooo:rsid="00ac19f8"/>
    </style:style>
    <style:style style:name="T103" style:family="text">
      <style:text-properties officeooo:rsid="00cc0630"/>
    </style:style>
    <style:style style:name="T104" style:family="text">
      <style:text-properties officeooo:rsid="00f41235"/>
    </style:style>
    <style:style style:name="T105" style:family="text">
      <style:text-properties officeooo:rsid="010a4b78"/>
    </style:style>
    <style:style style:name="T106" style:family="text">
      <style:text-properties officeooo:rsid="010b8e41"/>
    </style:style>
    <style:style style:name="T107" style:family="text">
      <style:text-properties officeooo:rsid="010c57c1"/>
    </style:style>
    <style:style style:name="T108" style:family="text">
      <style:text-properties officeooo:rsid="012584ff"/>
    </style:style>
    <style:style style:name="T109" style:family="text">
      <style:text-properties officeooo:rsid="012f5ad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Pragmatic programm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205_1199606601" text:style-name="Index_20_Link" text:visited-style-name="Index_20_Link">Todo<text:tab/>2</text:a></text:p>
          <text:p text:style-name="P58"><text:a xlink:type="simple" xlink:href="#__RefHeading___Toc207_1199606601" text:style-name="Index_20_Link" text:visited-style-name="Index_20_Link">Introduction<text:tab/>3</text:a></text:p>
          <text:p text:style-name="P59"><text:a xlink:type="simple" xlink:href="#__RefHeading___Toc209_1199606601" text:style-name="Index_20_Link" text:visited-style-name="Index_20_Link">What Makes a Pragmatic Programmer<text:tab/>3</text:a></text:p>
          <text:p text:style-name="P59"><text:a xlink:type="simple" xlink:href="#__RefHeading___Toc211_1199606601" text:style-name="Index_20_Link" text:visited-style-name="Index_20_Link">Individual in large team<text:tab/>4</text:a></text:p>
          <text:p text:style-name="P59"><text:a xlink:type="simple" xlink:href="#__RefHeading___Toc213_1199606601" text:style-name="Index_20_Link" text:visited-style-name="Index_20_Link">It is continuous process<text:tab/>4</text:a></text:p>
          <text:p text:style-name="P58"><text:a xlink:type="simple" xlink:href="#__RefHeading___Toc215_1199606601" text:style-name="Index_20_Link" text:visited-style-name="Index_20_Link">A Pragmatic Philosophy<text:tab/>5</text:a></text:p>
          <text:p text:style-name="P59"><text:a xlink:type="simple" xlink:href="#__RefHeading___Toc217_1199606601" text:style-name="Index_20_Link" text:visited-style-name="Index_20_Link">Big picture<text:tab/>5</text:a></text:p>
          <text:p text:style-name="P59"><text:a xlink:type="simple" xlink:href="#__RefHeading___Toc219_1199606601" text:style-name="Index_20_Link" text:visited-style-name="Index_20_Link">Responsibility<text:tab/>5</text:a></text:p>
          <text:p text:style-name="P59"><text:a xlink:type="simple" xlink:href="#__RefHeading___Toc221_1199606601" text:style-name="Index_20_Link" text:visited-style-name="Index_20_Link">Broken window<text:tab/>5</text:a></text:p>
          <text:p text:style-name="P59"><text:a xlink:type="simple" xlink:href="#__RefHeading___Toc223_1199606601" text:style-name="Index_20_Link" text:visited-style-name="Index_20_Link">Quality<text:tab/>6</text:a></text:p>
          <text:p text:style-name="P59"><text:a xlink:type="simple" xlink:href="#__RefHeading___Toc225_1199606601" text:style-name="Index_20_Link" text:visited-style-name="Index_20_Link">Learning<text:tab/>6</text:a></text:p>
          <text:p text:style-name="P58"><text:a xlink:type="simple" xlink:href="#__RefHeading___Toc227_1199606601" text:style-name="Index_20_Link" text:visited-style-name="Index_20_Link">A pragmatic approach<text:tab/>8</text:a></text:p>
          <text:p text:style-name="P59"><text:a xlink:type="simple" xlink:href="#__RefHeading___Toc433_4276341201" text:style-name="Index_20_Link" text:visited-style-name="Index_20_Link">Single responsibility principle<text:tab/>8</text:a></text:p>
          <text:p text:style-name="P59"><text:a xlink:type="simple" xlink:href="#__RefHeading___Toc435_4276341201" text:style-name="Index_20_Link" text:visited-style-name="Index_20_Link">Don’t repeat yourself<text:tab/>8</text:a></text:p>
          <text:p text:style-name="P59"><text:a xlink:type="simple" xlink:href="#__RefHeading___Toc437_4276341201" text:style-name="Index_20_Link" text:visited-style-name="Index_20_Link">Decoupling<text:tab/>9</text:a></text:p>
          <text:p text:style-name="P59"><text:a xlink:type="simple" xlink:href="#__RefHeading___Toc439_4276341201" text:style-name="Index_20_Link" text:visited-style-name="Index_20_Link">Flexible Architecture<text:tab/>9</text:a></text:p>
          <text:p text:style-name="P59"><text:a xlink:type="simple" xlink:href="#__RefHeading___Toc441_4276341201" text:style-name="Index_20_Link" text:visited-style-name="Index_20_Link">Estimating<text:tab/>10</text:a></text:p>
          <text:p text:style-name="P58"><text:a xlink:type="simple" xlink:href="#__RefHeading___Toc749_564055342" text:style-name="Index_20_Link" text:visited-style-name="Index_20_Link">The Basic Tools<text:tab/>11</text:a></text:p>
          <text:p text:style-name="P58"><text:a xlink:type="simple" xlink:href="#__RefHeading___Toc747_1123195720" text:style-name="Index_20_Link" text:visited-style-name="Index_20_Link">Pragmatic paranoia<text:tab/>12</text:a></text:p>
        </text:index-body>
      </text:table-of-content>
      <text:h text:style-name="P62" text:outline-level="1"/>
      <text:h text:style-name="P64" text:outline-level="1"><text:bookmark-start text:name="__RefHeading___Toc205_1199606601"/>Todo <text:bookmark-end text:name="__RefHeading___Toc205_1199606601"/></text:h>
      <text:list xml:id="list938540597" text:style-name="L1">
        <text:list-item>
          <text:p text:style-name="P70"><text:span text:style-name="T84">search other pragmatic programer bookshelf → </text:span><text:a xlink:type="simple" xlink:href="https://pragprog.com/" text:style-name="Internet_20_link" text:visited-style-name="Visited_20_Internet_20_Link"><text:span text:style-name="T84">https://pragprog.com/</text:span></text:a></text:p>
        </text:list-item>
        <text:list-item>
          <text:p text:style-name="P71">pragmatic thinking</text:p>
        </text:list-item>
        <text:list-item>
          <text:p text:style-name="P72">Get in the habit of really looking and noticing your surroundings</text:p>
        </text:list-item>
        <text:list-item>
          <text:p text:style-name="P92"><text:span text:style-name="T36">I</text:span><text:span text:style-name="T27">EEE Software when good-enough software is best</text:span></text:p>
        </text:list-item>
        <text:list-item>
          <text:p text:style-name="P73">Critical thinking course</text:p>
        </text:list-item>
        <text:list-item>
          <text:p text:style-name="P93"><text:span text:style-name="T56">decoupling</text:span><text:span text:style-name="T55"> / </text:span><text:span text:style-name="T54">Orthogonality – </text:span><text:span text:style-name="T56">practical example discuss <text:line-break/></text:span><text:span text:style-name="T57">you can change the UI without affecting the database, and swap databases without changing the interface – how is this possible if the request for change includes business logic </text:span><text:span text:style-name="T58">on UI and DB </text:span><text:span text:style-name="T57"><text:s/></text:span></text:p>
        </text:list-item>
        <text:list-item>
          <text:p text:style-name="P96"><text:span text:style-name="T57">t</text:span><text:span text:style-name="T27">ools to track coupling and cohession </text:span><text:span text:style-name="T63">and other principles </text:span></text:p>
        </text:list-item>
      </text:list>
      <text:h text:style-name="P62" text:outline-level="1"/>
      <text:h text:style-name="P64" text:outline-level="1"><text:bookmark-start text:name="__RefHeading___Toc207_1199606601"/>Introduction<text:bookmark-end text:name="__RefHeading___Toc207_1199606601"/></text:h>
      <text:p text:style-name="P1">The more experienced the easier it is to forget what it is like to learn new concepts, to be a be<text:span text:style-name="T104">g</text:span>inner.</text:p>
      <text:p text:style-name="P1">Programmer who just want to be better</text:p>
      <text:p text:style-name="P1">It is your life. Remember of your power in code base, in your job, in your career.</text:p>
      <text:p text:style-name="P1">Programming is about trying to make the future less painful. It’s about making things easier for out teammates. It’s about getting things wrong and being able to bounce back. It’s about forming good habits. It’s about understanding your toolset. Coding is just of part of the wold of being a programmer.</text:p>
      <text:p text:style-name="P11">The process of becoming a better programmer doesn’t just happen because you know how to code, it must be met with intention and deliberate practice.</text:p>
      <text:p text:style-name="P2">Make it fun.</text:p>
      <text:p text:style-name="P3"><text:span text:style-name="T1">Pragmatic </text:span>– skilled in business – fit for use.</text:p>
      <text:p text:style-name="P4">Programming is a craft.</text:p>
      <text:p text:style-name="P5"><text:span text:style-name="T15">As a programmer you are part listener, part advisor, part intepreter and part dictator. You try to capture requirements find a way of expressing them so that machine can do them. Try to document your work so that others can understand it and you try to engineer your work so that others can build on it. What’s more, you try to do all this against the relentless ticking of the project clock. You work small miracles every day. </text:span><text:span text:style-name="T16">It is difficult job.</text:span></text:p>
      <text:p text:style-name="P6"><text:span text:style-name="T1">There are no easy answers.</text:span> There is no best solution, be it a tool. Language or an operating system. There can only be systems that are more appropriate in particular set of circumstances. <text:span text:style-name="T17">You should have a broad enough background and experience base to allow you to choose good solutions in particular situations.</text:span></text:p>
      <text:h text:style-name="Heading_20_2" text:outline-level="2"><text:bookmark-start text:name="__RefHeading___Toc209_1199606601"/>What Makes a Pragmatic Programmer<text:bookmark-end text:name="__RefHeading___Toc209_1199606601"/></text:h>
      <text:p text:style-name="P7">The environment will reflect the programmer’s individuality just as forcefully as his or her hobbies, clothing or haircut.</text:p>
      <text:p text:style-name="P7">Characteristics</text:p>
      <text:list xml:id="list2168309270" text:style-name="L2">
        <text:list-item>
          <text:p text:style-name="P97">early/fast adopter</text:p>
        </text:list-item>
        <text:list-item>
          <text:p text:style-name="P97">tend to ask questions</text:p>
        </text:list-item>
        <text:list-item>
          <text:p text:style-name="P97">try to understand the underlying nature of each problem you face. Have good feel for how difficult things are, and how long it will take it to implement.</text:p>
        </text:list-item>
        <text:list-item>
          <text:p text:style-name="P98">Care and think about my work</text:p>
        </text:list-item>
      </text:list>
      <text:h text:style-name="Heading_20_2" text:outline-level="2"><text:bookmark-start text:name="__RefHeading___Toc211_1199606601"/><text:soft-page-break/>Individual in large team <text:bookmark-end text:name="__RefHeading___Toc211_1199606601"/></text:h>
      <text:p text:style-name="P9"><text:span text:style-name="T19">Building software need discipline but b</text:span><text:span text:style-name="T18">elief in the individual contributions will make project successfully. <text:s/></text:span></text:p>
      <text:p text:style-name="P8">We who cut mere stones must always be envisioning catherdrals.</text:p>
      <text:h text:style-name="Heading_20_2" text:outline-level="2"><text:bookmark-start text:name="__RefHeading___Toc213_1199606601"/>It is continuous process<text:bookmark-end text:name="__RefHeading___Toc213_1199606601"/></text:h>
      <text:p text:style-name="P10"><text:span text:style-name="T20">Great lawns need small amount of daily care. </text:span><text:span text:style-name="T21">Continuously making many small </text:span><text:span text:style-name="T22">improvements</text:span><text:span text:style-name="T21">.<text:line-break/></text:span><text:span text:style-name="T22">Every day, refine the skills you have and add new to your repertoire.</text:span></text:p>
      <text:h text:style-name="P62" text:outline-level="1"/>
      <text:h text:style-name="P64" text:outline-level="1"><text:bookmark-start text:name="__RefHeading___Toc215_1199606601"/>A Pragmatic Philosophy<text:bookmark-end text:name="__RefHeading___Toc215_1199606601"/></text:h>
      <text:p text:style-name="P19"><text:span text:style-name="T85">It is your career your life you own it. <text:line-break/></text:span><text:span text:style-name="T73">Why can’t you change it ? - </text:span><text:span text:style-name="T74">you have control – </text:span><text:span text:style-name="T75">do not resit change.</text:span></text:p>
      <text:p text:style-name="P18"><text:span text:style-name="T26">Pragmatic programmer = </text:span><text:span text:style-name="T28">pragmatic thinking.</text:span></text:p>
      <text:h text:style-name="Heading_20_2" text:outline-level="2"><text:bookmark-start text:name="__RefHeading___Toc217_1199606601"/>Big picture<text:bookmark-end text:name="__RefHeading___Toc217_1199606601"/></text:h>
      <text:p text:style-name="P12"><text:span text:style-name="T23">Think beyond the immediate problem, placing it in its large context and seek out the bigger picture.<text:line-break/></text:span><text:span text:style-name="T25">Understanding the context in which you work it that it becomes easier to know just how good your software has to be. </text:span></text:p>
      <text:h text:style-name="Heading_20_2" text:outline-level="2"><text:bookmark-start text:name="__RefHeading___Toc219_1199606601"/>R<text:span text:style-name="T23">esponsibility</text:span><text:bookmark-end text:name="__RefHeading___Toc219_1199606601"/></text:h>
      <text:p text:style-name="P13"><text:span text:style-name="T23">Pragmatic programmer – take responsibility for everything they do </text:span><text:span text:style-name="T24">it also means that won’t sit idly and watch project fall apart. </text:span><text:span text:style-name="T76">This also mean being honest and direct, </text:span><text:span text:style-name="T77">because team needs to be able to trust and rely on you.</text:span></text:p>
      <text:p text:style-name="P14"><text:span text:style-name="T78">When taking responsibility – make a commitment to ensure that something is done right, event you don’t necessarily have all info and direct control over every aspect of it. <text:line-break/></text:span><text:span text:style-name="T79">Also don’t blame someone or something else, or make uo an excuse. It is for you to provide solution, not excuses, </text:span><text:span text:style-name="T80">so provide options (don’t make lame excuses)</text:span></text:p>
      <text:p text:style-name="P15"><text:span text:style-name="T81">Before explaining why something can’t be done talk to the rubber duck on your monitor, or the cat, Does your excuse sound reasonable or stupid, </text:span><text:span text:style-name="T82">instead of excuses provide options. </text:span></text:p>
      <text:p text:style-name="P22"><text:span text:style-name="T89">Before talking understand the needs interest and capabilities of you audience. </text:span><text:span text:style-name="T90">Don’t wait for questions: ask them. </text:span><text:span text:style-name="T91">Look at body language, facial expressions. </text:span><text:span text:style-name="T92">Plan what you want to say, write it done and reshape it.</text:span></text:p>
      <text:p text:style-name="P43">Encourage people to talk or restate the discussion in their own words.</text:p>
      <text:p text:style-name="P44">When you say I don’t know follow it up with but I’ll find out.</text:p>
      <text:h text:style-name="P67" text:outline-level="2"><text:bookmark-start text:name="__RefHeading___Toc221_1199606601"/><text:span text:style-name="T83">B</text:span>roken window<text:bookmark-end text:name="__RefHeading___Toc221_1199606601"/></text:h>
      <text:p text:style-name="P16"><text:span text:style-name="T30">Entropy is a term from physics that refers to the amount of disorder in a system. </text:span><text:span text:style-name="T31">There are many factors that can contribute to software rot. The most important is culture of work on a project. </text:span></text:p>
      <text:p text:style-name="P17"><text:span text:style-name="T32">What makes a diff, A one broken window → reinforces the idea that perhaps nothing can be fixed that no one cares. Don’t leave broken windows (bad designs, wrong decisions or poor code) unrepaired. Fix each one as soon as it is discovered. </text:span><text:span text:style-name="T34">If you find yourself working on a project with quite a few broken windows, it’s all too easy to slip into the mindset all the rest of this code is crap.</text:span></text:p>
      <text:p text:style-name="P17"><text:span text:style-name="T33">On existing problem don’t cause collateral damage just because there is some problem. One broken window is one too many.</text:span><text:span text:style-name="T31"> </text:span><text:span text:style-name="T29"><text:s/></text:span></text:p>
      <text:p text:style-name="P24"><text:soft-page-break/><text:span text:style-name="T29">B</text:span><text:span text:style-name="T27">e a catalyst for change, don’t be afraid to connect people and give some ideas <text:s/>- </text:span><text:span text:style-name="T35">keep an eye on the big picture. </text:span><text:span text:style-name="T36">Get in the habit of really looking and noticing your surroundings</text:span></text:p>
      <text:p text:style-name="P23"/>
      <text:h text:style-name="Heading_20_2" text:outline-level="2"><text:bookmark-start text:name="__RefHeading___Toc223_1199606601"/>Quality <text:bookmark-end text:name="__RefHeading___Toc223_1199606601"/></text:h>
      <text:p text:style-name="P25">The scope and quality of the system should be discussed as part of system requirements. Hard work is ruined if you don’t know when to stop,(<text:span text:style-name="T1">don’t make that painting become lost in the paint)</text:span></text:p>
      <text:p text:style-name="P26">Know you users.</text:p>
      <text:h text:style-name="Heading_20_2" text:outline-level="2"><text:bookmark-start text:name="__RefHeading___Toc225_1199606601"/>Learning<text:bookmark-end text:name="__RefHeading___Toc225_1199606601"/></text:h>
      <text:p text:style-name="P31">Learning is continuous and ongoing process.</text:p>
      <text:p text:style-name="P27">Your knowledge and experience are your most important day-to-day professional assets. <text:span text:style-name="T86">But knowledge becomes out of date as new techniques, languages and environments are developed.</text:span><text:span text:style-name="T87">As the value of your knowledge decline so douse your value to your company or client, so you must prevent this from happening. </text:span></text:p>
      <text:p text:style-name="P28">Make learning a habit.</text:p>
      <text:p text:style-name="P29">The more technologies you are comfortable with the better you will be able to adjust to change, <text:span text:style-name="T88">but do not pull all eggs in one basket</text:span></text:p>
      <text:p text:style-name="P20"><text:span text:style-name="T37">Regulary review and </text:span><text:span text:style-name="T38">rebalance</text:span></text:p>
      <text:p text:style-name="P21"><text:span text:style-name="T38">S</text:span><text:span text:style-name="T39">ome of the goals</text:span></text:p>
      <text:list xml:id="list21153005" text:style-name="L3">
        <text:list-item>
          <text:p text:style-name="P75">1 programming language a year</text:p>
        </text:list-item>
        <text:list-item>
          <text:p text:style-name="P76">1 technology/book each month</text:p>
        </text:list-item>
        <text:list-item>
          <text:p text:style-name="P77">participate in meetups and conferences</text:p>
        </text:list-item>
        <text:list-item>
          <text:p text:style-name="P94"><text:span text:style-name="T40">stay current </text:span><text:span text:style-name="T41">(read news and posts on technology)</text:span></text:p>
        </text:list-item>
      </text:list>
      <text:p text:style-name="P41"><text:span text:style-name="T39">D</text:span><text:span text:style-name="T27">on’t forget to learn ideas and underlying concepts, </text:span><text:span text:style-name="T42">try to apply them to current project or real one (open source)</text:span></text:p>
      <text:p text:style-name="P42"><text:span text:style-name="T42">A</text:span><text:span text:style-name="T27">lso always have something to read in a dead moment (waiting for doctors..)</text:span></text:p>
      <text:p text:style-name="P30">Critical thinking </text:p>
      <text:list xml:id="list3993629345" text:style-name="L4">
        <text:list-item>
          <text:p text:style-name="P74">about what you learning</text:p>
        </text:list-item>
        <text:list-item>
          <text:p text:style-name="P74">beware of zealots who insist that their dogma is only answer</text:p>
        </text:list-item>
        <text:list-item>
          <text:p text:style-name="P74">ask why at least five times</text:p>
        </text:list-item>
        <text:list-item>
          <text:p text:style-name="P78">ask who does this benefit</text:p>
        </text:list-item>
        <text:list-item>
          <text:p text:style-name="P78">what’s the context</text:p>
        </text:list-item>
        <text:list-item>
          <text:p text:style-name="P79"><text:soft-page-break/>when or where would this work </text:p>
        </text:list-item>
        <text:list-item>
          <text:p text:style-name="P80">why is this a problem what is underlying model</text:p>
        </text:list-item>
      </text:list>
      <text:h text:style-name="P63" text:outline-level="1"/>
      <text:h text:style-name="P64" text:outline-level="1"><text:bookmark-start text:name="__RefHeading___Toc227_1199606601"/><text:bookmark-start text:name="__DdeLink__863_820419261"/><text:span text:style-name="T9">A </text:span><text:span text:style-name="T10">pragmatic approach</text:span><text:bookmark-end text:name="__RefHeading___Toc227_1199606601"/><text:bookmark-end text:name="__DdeLink__863_820419261"/></text:h>
      <text:p text:style-name="P37"/>
      <text:p text:style-name="P45"><text:span text:style-name="T2">Good deign </text:span><text:span text:style-name="T93">is design is easier to change than a bad design. Decoupling is good because by isolating concerns we make each easier to change. </text:span></text:p>
      <text:h text:style-name="Heading_20_2" text:outline-level="2"><text:bookmark-start text:name="__RefHeading___Toc433_4276341201"/><text:bookmark-start text:name="__DdeLink__865_820419261"/><text:span text:style-name="T95">S</text:span>ingle responsibility principle<text:bookmark-end text:name="__RefHeading___Toc433_4276341201"/><text:bookmark-end text:name="__DdeLink__865_820419261"/></text:h>
      <text:p text:style-name="P56"><text:span text:style-name="T2">Single responsibility principle </text:span><text:span text:style-name="T43">is based of good design because a change in requirements affect only one module/class/method.</text:span></text:p>
      <text:p text:style-name="P45"><text:span text:style-name="T2">Single responsibility principle is guide, helping you choose betw</text:span><text:span text:style-name="T3">e</text:span><text:span text:style-name="T2">en paths, </text:span><text:span text:style-name="T44">is should be floating your conscious thought, </text:span><text:span text:style-name="T45">ask yourself d</text:span><text:span text:style-name="T4">id the thing I just did make make the system easier or harder to change ? </text:span><text:span text:style-name="T46">Make sure that you write </text:span><text:span text:style-name="T47">replacible</text:span><text:span text:style-name="T46"> code.</text:span></text:p>
      <text:p text:style-name="P46"><text:span text:style-name="T46">K</text:span><text:span text:style-name="T27">nowledge (business cases /logic included) </text:span><text:span text:style-name="T48">it changes – often rapidly. </text:span></text:p>
      <text:h text:style-name="Heading_20_2" text:outline-level="2"><text:bookmark-start text:name="__RefHeading___Toc435_4276341201"/><text:bookmark-start text:name="__DdeLink__867_820419261"/><text:span text:style-name="T94">D</text:span>on’t repeat yourself<text:bookmark-end text:name="__RefHeading___Toc435_4276341201"/><text:bookmark-end text:name="__DdeLink__867_820419261"/></text:h>
      <text:p text:style-name="P38">People assume that maintenance begins when an app is release, that is it all about fixing bugs – these people are wrong. Programmers are constantly in maintenance mode it is routing part of the entire development process. </text:p>
      <text:p text:style-name="Text_20_body"><text:span text:style-name="T48">The problem is that is easy to duplicate knowledge so</text:span><text:span text:style-name="T5"> follow the DRY </text:span><text:span text:style-name="T48">(don’t repeat yourself) </text:span><text:span text:style-name="T5">principle when handling knowledge – </text:span><text:span text:style-name="T6">it has nothing to do with the coding</text:span><text:span text:style-name="T5">. </text:span><text:span text:style-name="T49">DRY is about the duplication of knowledge of intent</text:span><text:span text:style-name="T7">. Do not express the same thing in two different places, especially in totally different ways</text:span><text:span text:style-name="T49"> </text:span></text:p>
      <text:p text:style-name="P32">Not all code duplication is knowledge duplication.</text:p>
      <text:p text:style-name="P33">Watch for the comments – are they duplicating knowledge, <text:span text:style-name="T96">are they replacement for bad code.</text:span></text:p>
      <text:p text:style-name="P34">If you need to violate the DRY (or any other principle) try to localize the impact, <text:span text:style-name="T97">so that violation is not exposed to the outside world.</text:span></text:p>
      <text:p text:style-name="P35">Some of the tools to reduce duplication</text:p>
      <text:list xml:id="list1281650320" text:style-name="L5">
        <text:list-item>
          <text:p text:style-name="P81">OpenAPI</text:p>
        </text:list-item>
        <text:list-item>
          <text:p text:style-name="P81">generate code from DB schema (persistence frameworks)</text:p>
        </text:list-item>
        <text:list-item>
          <text:p text:style-name="P82">good communication inside the team</text:p>
        </text:list-item>
        <text:list-item>
          <text:p text:style-name="P82">central place in the code for utility </text:p>
        </text:list-item>
        <text:list-item>
          <text:p text:style-name="P82">read other peoples code (informally or during code reviews)</text:p>
        </text:list-item>
        <text:list-item>
          <text:p text:style-name="P82">make it easy to reuse</text:p>
        </text:list-item>
      </text:list>
      <text:h text:style-name="Heading_20_2" text:outline-level="2"><text:bookmark-start text:name="__RefHeading___Toc437_4276341201"/><text:bookmark-start text:name="__DdeLink__869_820419261"/><text:soft-page-break/>Decoupling<text:bookmark-end text:name="__DdeLink__869_820419261"/> <text:bookmark-end text:name="__RefHeading___Toc437_4276341201"/></text:h>
      <text:p text:style-name="P49">Independence or decoupling – if two or more things changed in one do not affect any of the others. DB code is orthogonal to the user interfaces.</text:p>
      <text:p text:style-name="P50">You do not want complex system where every change impacts all the other inputs, <text:span text:style-name="T98">when we have system like this there is no such thing as a local fix.</text:span></text:p>
      <text:p text:style-name="P51">Make components self-contained, independent and with a single, well-defined purpose. Do <text:span text:style-name="T99">not change component’s external interfaces. </text:span><text:span text:style-name="T100">At the end system should be composed of a set of cooperating modules each of which implements functionality independent of the others.</text:span></text:p>
      <text:p text:style-name="P52">Also you can organize components into layers, each one providing a level of abstraction (each layer uses only the abstraction provided by the layers below it)</text:p>
      <text:p text:style-name="P48">Ask: if I dramatically change the requirements behind a particular function, how many modules are affected ? <text:span text:style-name="T101">Answer should be one.</text:span></text:p>
      <text:p text:style-name="P36">Advice</text:p>
      <text:list xml:id="list2475507453" text:style-name="L6">
        <text:list-item>
          <text:p text:style-name="P83">Be careful with 3-party toolkits and libraries – keep them isolated from you code.</text:p>
        </text:list-item>
        <text:list-item>
          <text:p text:style-name="P99"><text:span text:style-name="T50">S</text:span><text:span text:style-name="T27">hy modules, classes (don’t reveal anything)</text:span></text:p>
        </text:list-item>
        <text:list-item>
          <text:p text:style-name="P84">avoid global data</text:p>
        </text:list-item>
      </text:list>
      <text:p text:style-name="P53"><text:span text:style-name="T51">DRY – </text:span><text:span text:style-name="T52">minimize </text:span><text:span text:style-name="T51">duplication within a system, decoupling <text:line-break/></text:span><text:span text:style-name="T53">Decoupling </text:span><text:span text:style-name="T51">– minimize interdependency among the system’s components.</text:span></text:p>
      <text:h text:style-name="Heading_20_2" text:outline-level="2"><text:bookmark-start text:name="__RefHeading___Toc439_4276341201"/><text:bookmark-start text:name="__DdeLink__871_820419261"/><text:span text:style-name="T102">F</text:span>lexible Architecture<text:bookmark-end text:name="__RefHeading___Toc439_4276341201"/><text:bookmark-end text:name="__DdeLink__871_820419261"/></text:h>
      <text:p text:style-name="P54"><text:span text:style-name="T27">If you rely heavily on some fact, you can almost guarantee that it will change. With every critical decision future has fewer options. Critical decisions aren’t easily reversible (vendor DB.</text:span><text:span text:style-name="T1"> </text:span><text:span text:style-name="T27">Architectural pattern, deployment model), except at great expense.</text:span></text:p>
      <text:p text:style-name="P39">Strive to create flexible adaptable software use DRY, decoupling. External configuration. Hide third-party APIS behind your own abstraction layers. Break your code into components.</text:p>
      <text:p text:style-name="P39">Make critical decision with abstract layer on top of it. If you abstracted the idea of DB – to the point where is simply provides persistence as a service <text:s/>then you have the flexibility to change vendor. </text:p>
      <text:p text:style-name="P55"><text:span text:style-name="T59">Think about maintaining flexibility in the areas of the architecture, deployment and vendor </text:span><text:span text:style-name="T60">integration-</text:span></text:p>
      <text:p text:style-name="P55"><text:span text:style-name="T61">Look for the important requirements, the ones that define the system. Look for the areas where you have doubts, and where you see the biggest risks. Then prioritize so that these are the first areas you code.</text:span><text:span text:style-name="T59"> </text:span></text:p>
      <text:p text:style-name="P40">Prototype the architecture</text:p>
      <text:list xml:id="list2486433554" text:style-name="L7">
        <text:list-item>
          <text:p text:style-name="P85">how the app as whole hands together (all integration, communications..) </text:p>
        </text:list-item>
        <text:list-item>
          <text:p text:style-name="P85">skeleton on which to hang code</text:p>
        </text:list-item>
        <text:list-item>
          <text:p text:style-name="P85"><text:soft-page-break/>can be unsuccessful, so you will need to create one more </text:p>
        </text:list-item>
        <text:list-item>
          <text:p text:style-name="P100"><text:span text:style-name="T62">m</text:span><text:span text:style-name="T27">ake sure that everyone understands that you are writing disposable code</text:span></text:p>
        </text:list-item>
      </text:list>
      <text:h text:style-name="Heading_20_2" text:outline-level="2"><text:bookmark-start text:name="__RefHeading___Toc441_4276341201"/>Estimating<text:bookmark-end text:name="__RefHeading___Toc441_4276341201"/></text:h>
      <table:table table:name="Table1" table:style-name="Table1">
        <table:table-column table:style-name="Table1.A"/>
        <table:table-column table:style-name="Table1.B"/>
        <table:table-row table:style-name="TableLine93943267532224">
          <table:table-cell table:style-name="Table1.A1" office:value-type="string">
            <text:p text:style-name="P60">Duration</text:p>
          </table:table-cell>
          <table:table-cell table:style-name="Table1.A1" office:value-type="string">
            <text:p text:style-name="P60">Answer in</text:p>
          </table:table-cell>
        </table:table-row>
        <table:table-row table:style-name="TableLine93943267255792">
          <table:table-cell table:style-name="Table1.A1" office:value-type="string">
            <text:p text:style-name="P60">1 – 15 days</text:p>
          </table:table-cell>
          <table:table-cell table:style-name="Table1.A1" office:value-type="string">
            <text:p text:style-name="P60">Days</text:p>
          </table:table-cell>
        </table:table-row>
        <table:table-row table:style-name="TableLine93943267257072">
          <table:table-cell table:style-name="Table1.A1" office:value-type="string">
            <text:p text:style-name="P60">3 – 6 weeks</text:p>
          </table:table-cell>
          <table:table-cell table:style-name="Table1.A1" office:value-type="string">
            <text:p text:style-name="P60">Weeks</text:p>
          </table:table-cell>
        </table:table-row>
        <table:table-row table:style-name="TableLine93943267258352">
          <table:table-cell table:style-name="Table1.A1" office:value-type="string">
            <text:p text:style-name="P60">8 – 20 weeks</text:p>
          </table:table-cell>
          <table:table-cell table:style-name="Table1.A1" office:value-type="string">
            <text:p text:style-name="P60">Months</text:p>
          </table:table-cell>
        </table:table-row>
        <table:table-row table:style-name="TableLine93943267259984">
          <table:table-cell table:style-name="Table1.A1" office:value-type="string">
            <text:p text:style-name="P60">20 + weeks</text:p>
          </table:table-cell>
          <table:table-cell table:style-name="Table1.A1" office:value-type="string">
            <text:p text:style-name="P60">Think hard</text:p>
          </table:table-cell>
        </table:table-row>
      </table:table>
      <text:p text:style-name="P47"/>
      <text:list xml:id="list3497820109" text:style-name="L8">
        <text:list-item>
          <text:p text:style-name="P86">ask someone who’s already done it</text:p>
        </text:list-item>
        <text:list-item>
          <text:p text:style-name="P86">understand requirements (ask question, is domain define, think about the scope)</text:p>
        </text:list-item>
        <text:list-item>
          <text:p text:style-name="P86">build a model of the system and the request (mental, on paper)</text:p>
        </text:list-item>
        <text:list-item>
          <text:p text:style-name="P101"><text:span text:style-name="T64">break a model into components and assign the </text:span><text:span text:style-name="T65">time</text:span><text:span text:style-name="T64"> on each</text:span></text:p>
        </text:list-item>
        <text:list-item>
          <text:p text:style-name="P86">keep track of model and its ideas</text:p>
        </text:list-item>
        <text:list-item>
          <text:p text:style-name="P102"><text:span text:style-name="T27">use range </text:span><text:span text:style-name="T66">(optimistic, a most likely, and a pessimistic estimate.)</text:span></text:p>
        </text:list-item>
        <text:list-item>
          <text:p text:style-name="P103"><text:span text:style-name="T66">i</text:span><text:span text:style-name="T27">t is ok to say I’ll get back to you</text:span></text:p>
          <text:p text:style-name="P86"/>
        </text:list-item>
      </text:list>
      <text:p text:style-name="P57"><text:span text:style-name="T8">E</text:span><text:span text:style-name="T1">xamples:</text:span></text:p>
      <text:list xml:id="list4050270656" text:style-name="L9">
        <text:list-item>
          <text:p text:style-name="P87">Assuming there are no traffic accidents and there’s gas in the car, I should be there in 20 minutes</text:p>
        </text:list-item>
        <text:list-item>
          <text:p text:style-name="P104"><text:span text:style-name="T64">Well, if everything goes right, and this paint has the coverage they claim, it might be as few as 10 hours. But that’s unlikely: </text:span><text:span text:style-name="T65">I</text:span><text:span text:style-name="T64">’d guess a more realistic figure is closer to 18 hours. And, of course, if the weather turns bad, that could push it out to 30 or more.</text:span></text:p>
        </text:list-item>
      </text:list>
      <text:h text:style-name="P63" text:outline-level="1"/>
      <text:h text:style-name="P65" text:outline-level="1"><text:bookmark-start text:name="__RefHeading___Toc749_564055342"/><text:span text:style-name="T103">T</text:span>he Basic Tools<text:bookmark-end text:name="__RefHeading___Toc749_564055342"/></text:h>
      <text:p text:style-name="Text_20_body"><text:line-break/><text:span text:style-name="T105">The better your tools, the better you know to use them the more productive you can be. Start with a basic set of generally applicable tools, as gain experience and as you come across special requirements you will add more tools. </text:span></text:p>
      <text:p text:style-name="Text_20_body">Always look ut for the better ways of doing things.</text:p>
      <text:p text:style-name="Text_20_body"/>
      <text:p text:style-name="Text_20_body"><text:span text:style-name="T1">Plain Text</text:span> <text:span text:style-name="T106">HTML, JSON, YMAL, </text:span><text:span text:style-name="T12">diagrams</text:span><text:span text:style-name="T106"> also </text:span><text:span text:style-name="T107">and editors for it, including word… </text:span>Text manipulation (awk, sed...)</text:p>
      <text:p text:style-name="Text_20_body">A benefit of GUIs is what you see is what you get. The disadvantage is <text:s/>what you see is all you get, <text:span text:style-name="T107">s</text:span><text:span text:style-name="T67">o learn </text:span><text:span text:style-name="T11">Shell</text:span></text:p>
      <text:p text:style-name="Text_20_body"><text:span text:style-name="T27">Learn</text:span><text:span text:style-name="T1"> </text:span><text:span text:style-name="T11">V</text:span><text:span text:style-name="T1">ersion control </text:span><text:span text:style-name="T27">because you always go back to previous version of your software.</text:span></text:p>
      <text:p text:style-name="Text_20_body"><text:span text:style-name="T27">Learn </text:span><text:span text:style-name="T1">to debug. </text:span><text:span text:style-name="T27">Embrace the fact that debugging is just problem solving, and attack it as such. </text:span><text:span text:style-name="T68">(Don’t assume it – prove it → the bug).</text:span></text:p>
      <text:p text:style-name="Text_20_body"><text:span text:style-name="T69">K</text:span><text:span text:style-name="T68">eep an </text:span><text:span text:style-name="T13">engineering daybook</text:span><text:span text:style-name="T68">, a kind of journal in which they recorded what they did, things they’d</text:span></text:p>
      <text:p text:style-name="P88">learned, sketches of ideas, readings from meters: basically anything to do with their work</text:p>
      <text:h text:style-name="P66" text:outline-level="1"><text:bookmark-start text:name="__RefHeading___Toc747_1123195720"/>Pragmatic paranoia<text:bookmark-end text:name="__RefHeading___Toc747_1123195720"/></text:h>
      <text:h text:style-name="P67" text:outline-level="2">You can’t write perfect software</text:h>
      <text:p text:style-name="P89">Because perfect software doesn’t exist. No one in the brief history of computing has ever written a piece of perfect software. It’s unlikely that you’ll be the first. And unless you accept this as a fact, you’ll end up wasting time and energy chasing an impossible dream.</text:p>
      <text:h text:style-name="P68" text:outline-level="2"><text:span text:style-name="T14">D</text:span><text:span text:style-name="T1">esign by Contract </text:span></text:h>
      <text:p text:style-name="Standard">focuses on documenting (and agreeing to) the rights and responsibilities of software modules to ensure program correctness. Every function and method in a software system does something. Before it starts that something <text:span text:style-name="T108">define</text:span></text:p>
      <text:list xml:id="list2907891271" text:style-name="L10">
        <text:list-item>
          <text:p text:style-name="P90">preconditions: state of the world, </text:p>
        </text:list-item>
        <text:list-item>
          <text:p text:style-name="P95"><text:span text:style-name="T70">postcodnitions: what the routine is guaranteed to do </text:span></text:p>
        </text:list-item>
        <text:list-item>
          <text:p text:style-name="P106"><text:span text:style-name="T27">invariations: </text:span><text:span text:style-name="T71">change in the state of the object ss</text:span></text:p>
        </text:list-item>
      </text:list>
      <text:p text:style-name="P91">If all predconditions are met the method/function guarantee all postconditions and invariants. If predconditinos are not meet then a function might exception raise or terminate programm.</text:p>
      <text:p text:style-name="P91">Take a look at Elfel for design by contract and Clojure for preconditions and postcodntions.</text:p>
      <text:p text:style-name="P105">Be strict in what you will accept before you begin and promisse as little as possible in return</text:p>
      <text:h text:style-name="Heading_20_2" text:outline-level="2">Resources</text:h>
      <text:p text:style-name="P107">Function or object that allocates a resource should be responsible for dellocating it.</text:p>
      <text:p text:style-name="P108">Dellocate resources in the opposite order to that in which you allocate them.</text:p>
      <text:h text:style-name="P69" text:outline-level="2">Take small steps</text:h>
      <text:p text:style-name="Standard"><text:span text:style-name="T72">Take small deliberate steps, checking for feedback (unit test, deom, converstation)</text:span> </text:p>
      <text:p text:style-name="Standard"/>
      <text:h text:style-name="P61" text:outline-level="1"/>
      <text:h text:style-name="P64" text:outline-level="1">Bend or Break</text:h>
      <text:p text:style-name="P109">tod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7T23:42:58.813450123</meta:creation-date>
    <dc:date>2023-06-10T16:07:05.367219928</dc:date>
    <meta:editing-duration>PT10H17M37S</meta:editing-duration>
    <meta:editing-cycles>187</meta:editing-cycles>
    <meta:generator>LibreOffice/6.4.7.2$Linux_X86_64 LibreOffice_project/40$Build-2</meta:generator>
    <meta:document-statistic meta:table-count="1" meta:image-count="0" meta:object-count="0" meta:page-count="13" meta:paragraph-count="183" meta:word-count="2433" meta:character-count="14244" meta:non-whitespace-character-count="11982"/>
  </office:meta>
</office:document-meta>
</file>